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0E8210CCBD3B2688.png" manifest:media-type="image/png"/>
  <manifest:file-entry manifest:full-path="Pictures/100002010000017500000122A6E4A405B2ABEEB2.png" manifest:media-type="image/png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0D000000C59E716DB20E210A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63cm"/>
    </style:style>
    <style:style style:name="pr8" style:family="presentation" style:parent-style-name="oranssi-subtitle">
      <style:graphic-properties draw:fill="solid" draw:fill-color="#ffffff" draw:auto-grow-height="true" fo:min-height="9.025cm"/>
    </style:style>
    <style:style style:name="pr9" style:family="presentation" style:parent-style-name="oranssi-outline1">
      <style:graphic-properties fo:min-height="16.147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style:text-properties fo:font-size="40pt" fo:language="pt" fo:country="BR" style:font-size-asian="40pt" style:font-size-complex="40pt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  <style:text-properties fo:language="pt" fo:country="BR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text-position="super 58%"/>
    </style:style>
    <style:style style:name="T6" style:family="text">
      <style:text-properties style:font-name="Courier1"/>
    </style:style>
    <style:style style:name="T7" style:family="text">
      <style:text-properties style:font-name="Courier1" fo:font-size="24pt" style:font-size-asian="24pt" style:font-size-complex="24pt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Courier1" fo:font-size="20pt" style:font-size-asian="20pt" style:font-size-complex="20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color="#000000" style:font-name="Courier 10 Pitch1" fo:font-size="20pt" style:font-size-asian="20pt" style:font-size-complex="20pt"/>
    </style:style>
    <style:style style:name="T25" style:family="text">
      <style:text-properties fo:color="#000000" style:font-name="Courier 10 Pitch1"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000000"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Estruturas de Linguagem</text:span></text:p>
          </draw:text-box>
        </draw:frame>
        <draw:frame draw:style-name="gr1" draw:text-style-name="P4" draw:layer="layout" svg:width="9.18cm" svg:height="3.744cm" svg:x="14.949cm" svg:y="13.572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3">francisco@ime.uerj.br</text:span></text:p>
            <text:p text:style-name="P3"><text:span text:style-name="T3"/></text:p>
            <text:p text:style-name="P3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4">Bibliografia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Concepts of Programming Languages</text:p>
                <text:list>
                  <text:list-item>
                    <text:p text:style-name="P1">11<text:span text:style-name="T5">th</text:span> edição</text:p>
                  </text:list-item>
                  <text:list-item>
                    <text:p text:style-name="P1">Robert W. Sebesta</text:p>
                  </text:list-item>
                </text:list>
                <text:p text:style-name="P1"><text:span text:style-name="T6"/></text:p>
              </text:list-item>
              <text:list-item>
                <text:p text:style-name="P1"><text:span text:style-name="T7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1"><text:span text:style-name="T8">Critério de Avaliação</text:span></text:p>
          </draw:text-box>
        </draw:frame>
        <draw:frame presentation:style-name="pr6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Trabalhos e Apresentações</text:p>
                <text:list>
                  <text:list-item>
                    <text:p text:style-name="P1">são considerados “continuamente”</text:p>
                  </text:list-item>
                </text:list>
                <text:p text:style-name="P1"/>
              </text:list-item>
              <text:list-item>
                <text:p text:style-name="P1">Prova(s)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4">Trabalhos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Trabalho-00: <text:span text:style-name="T9">Qua, 09/03</text:span>: GitHub</text:p>
              </text:list-item>
              <text:list-item>
                <text:p text:style-name="P1">Trabalho-01: <text:span text:style-name="T9">Dom, 16/03</text:span><text:span text:style-name="T10">: Artigo</text:span></text:p>
              </text:list-item>
              <text:list-item>
                <text:p text:style-name="P1"><text:span text:style-name="T10">Trabalho-02: </text:span><text:span text:style-name="T9">Dom, 04/09</text:span><text:span text:style-name="T10">: Lua/Löve, instalação</text:span></text:p>
              </text:list-item>
              <text:list-item>
                <text:p text:style-name="P1"><text:span text:style-name="T10">Trabalho-03: </text:span><text:span text:style-name="T9">Dom, 18/09</text:span><text:span text:style-name="T10">: Joguinho (grupo 2-3)</text:span></text:p>
              </text:list-item>
              <text:list-item>
                <text:p text:style-name="P1"><text:span text:style-name="T10">Trabalho-04: </text:span><text:span text:style-name="T9">Dom, 25/09</text:span><text:span text:style-name="T10">: Bindin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1"><text:span text:style-name="T8">Trabalho 00 - GitHub</text:span><text:span text:style-name="T8"><text:line-break/></text:span><text:span text:style-name="T11">(até quarta-feira 09/03)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Trabalho</text:p>
                <text:list>
                  <text:list-item>
                    <text:p text:style-name="P1"><text:span text:style-name="T12">Dar um </text:span><text:span text:style-name="T13">Fork</text:span><text:span text:style-name="T12"> no repositório da <text:s/>disciplina</text:span></text:p>
                  </text:list-item>
                  <text:list-item>
                    <text:p text:style-name="P1"><text:span text:style-name="T12">Adicionar um arquivo </text:span><text:span text:style-name="T14">trabalho-00/RESPOSTA.md</text:span><text:span text:style-name="T12"> com um texto “pessoal” qualquer formatado em </text:span><text:span text:style-name="T13">Markdown</text:span></text:p>
                  </text:list-item>
                </text:list>
              </text:list-item>
              <text:list-item>
                <text:p text:style-name="P1">Links</text:p>
                <text:list>
                  <text:list-item>
                    <text:p text:style-name="P1"><text:span text:style-name="T14">http://github.com/fsantanna/EDL</text:span></text:p>
                  </text:list-item>
                  <text:list-item>
                    <text:p text:style-name="P1"><text:span text:style-name="T14">https://help.github.com/articles/good-resources-for-learning-git-and-github/</text:span></text:p>
                  </text:list-item>
                  <text:list-item>
                    <text:p text:style-name="P1"><text:span text:style-name="T14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1"><text:span text:style-name="T8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9E716DB20E210A69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1"><text:span text:style-name="T8">Trabalho 01 - Artigo</text:span><text:span text:style-name="T8"><text:line-break/></text:span><text:span text:style-name="T11">(até quarta-feira 16/03)</text:span></text:p>
          </draw:text-box>
        </draw:frame>
        <draw:frame presentation:style-name="pr7" draw:text-style-name="P1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 text:style-name="P1"><text:span text:style-name="T15">Escolher uma linguagem com a qual você </text:span><text:span text:style-name="T16">não está familiarizado</text:span><text:span text:style-name="T15">.</text:span></text:p>
                <text:list>
                  <text:list-item>
                    <text:p text:style-name="P1"><text:span text:style-name="T17">evitar duplicatas com outros colegas</text:span></text:p>
                  </text:list-item>
                </text:list>
              </text:list-item>
              <text:list-item>
                <text:p text:style-name="P1"><text:span text:style-name="T15">Escrever um pequeno artigo (estilo </text:span><text:span text:style-name="T18">Wikipedia</text:span><text:span text:style-name="T15">):</text:span></text:p>
                <text:list>
                  <text:list-item>
                    <text:p text:style-name="P1"><text:span text:style-name="T17">origens e influências (linha do tempo)</text:span></text:p>
                  </text:list-item>
                  <text:list-item>
                    <text:p text:style-name="P1"><text:span text:style-name="T17">classificação (imp/func/log/oo, est/din, usos)</text:span></text:p>
                  </text:list-item>
                  <text:list-item>
                    <text:p text:style-name="P1"><text:span text:style-name="T17">avaliação em comparação com linguagens que você conhece (read/write, expressividade)</text:span></text:p>
                  </text:list-item>
                  <text:list-item>
                    <text:p text:style-name="P1"><text:span text:style-name="T17">exemplos de código representativos</text:span></text:p>
                  </text:list-item>
                  <text:list-item>
                    <text:p text:style-name="P1"><text:span text:style-name="T14">trabalho-01/ARTIGO.md</text:span></text:p>
                  </text:list-item>
                </text:list>
              </text:list-item>
              <text:list-item>
                <text:p text:style-name="P1"><text:span text:style-name="T15">Slides de apresentação (4-6 slides)</text:span></text:p>
                <text:list>
                  <text:list-item>
                    <text:p text:style-name="P1"><text:span text:style-name="T14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rabalho 02 – Lua/Löve<text:line-break/><text:span text:style-name="T19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1"><text:span text:style-name="T20"><text:a xlink:href="https://love2d.org/" xlink:type="simple">https://love2d.org/</text:a></text:span></text:p>
                <text:p text:style-name="P1"><text:span text:style-name="T20"/></text:p>
              </text:list-item>
              <text:list-item>
                <text:p text:style-name="P1"><text:span text:style-name="T20">Mostrar instalação/execução do ambiente:</text:span></text:p>
                <text:list>
                  <text:list-item>
                    <text:p text:style-name="P1"><text:span text:style-name="T20">Código no GitHub</text:span></text:p>
                  </text:list-item>
                  <text:list-item>
                    <text:p text:style-name="P1"><text:span text:style-name="T2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A6E4A405B2ABE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rabalho 03 – Joguinho<text:line-break/><text:span text:style-name="T19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1"><text:span text:style-name="T20">Grupo de 2 ou 3 pessoas</text:span></text:p>
              </text:list-item>
              <text:list-item>
                <text:p text:style-name="P1"><text:span text:style-name="T20">Fazer um jogo qualquer</text:span></text:p>
                <text:list>
                  <text:list-item>
                    <text:p text:style-name="P1"><text:span text:style-name="T12">Teclado e/ou Mouse</text:span></text:p>
                  </text:list-item>
                  <text:list-item>
                    <text:p text:style-name="P1"><text:span text:style-name="T12">Imagens e/ou Retângulos</text:span></text:p>
                  </text:list-item>
                  <text:list-item>
                    <text:p text:style-name="P1"><text:span text:style-name="T12">Animações (i.e., tempo como input)</text:span></text:p>
                  </text:list-item>
                  <text:list-item>
                    <text:p text:style-name="P1"><text:span text:style-name="T12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0E8210CCBD3B26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rabalho 04 – Bindings<text:line-break/><text:span text:style-name="T19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1"><text:span text:style-name="T21">Para</text:span><text:span text:style-name="T22"> </text:span><text:span text:style-name="T21">cada</text:span><text:span text:style-name="T20"> “binding time” de Lua </text:span><text:span text:style-name="T23">(design, compile, run),</text:span><text:span text:style-name="T20"> identificar no joguinho dois exemplos (com características diferentes).</text:span></text:p>
              </text:list-item>
              <text:list-item>
                <text:p text:style-name="P1"><text:span text:style-name="T20">Adicionar comentários no próprio código fonte do jogo com as identificações e explicações.</text:span></text:p>
              </text:list-item>
              <text:list-item>
                <text:p text:style-name="P1"><text:span text:style-name="T20">Exemplo:</text:span></text:p>
              </text:list-item>
            </text:list>
          </draw:text-box>
        </draw:frame>
        <draw:frame presentation:style-name="pr8" draw:text-style-name="P12" xml:id="id3" draw:id="id3" draw:layer="layout" svg:width="16.403cm" svg:height="9.025cm" svg:x="9.919cm" svg:y="11.817cm">
          <draw:text-box>
            <text:p text:style-name="P11"><text:span text:style-name="T24">function inc (v)</text:span></text:p>
            <text:p text:style-name="P11"><text:span text:style-name="T24"><text:s text:c="4"/></text:span><text:span text:style-name="T24">return v + 1</text:span></text:p>
            <text:p text:style-name="P11"><text:span text:style-name="T24">end</text:span></text:p>
            <text:p text:style-name="P11"><text:span text:style-name="T25">-- </text:span><text:span text:style-name="T26">Nome</text:span><text:span text:style-name="T25">: variável “v”</text:span></text:p>
            <text:p text:style-name="P11"><text:span text:style-name="T25">-- </text:span><text:span text:style-name="T26">Propriedade</text:span><text:span text:style-name="T25">: endereço</text:span></text:p>
            <text:p text:style-name="P11"><text:span text:style-name="T25">-- </text:span><text:span text:style-name="T26">Binding time</text:span><text:span text:style-name="T25">: execução</text:span></text:p>
            <text:p text:style-name="P11"><text:span text:style-name="T25">-- </text:span><text:span text:style-name="T26">Explicação</text:span><text:span text:style-name="T25">: dado que “v” é uma variável</text:span></text:p>
            <text:p text:style-name="P11"><text:span text:style-name="T25">-- local de uma função, seu endereço só pode</text:span></text:p>
            <text:p text:style-name="P11"><text:span text:style-name="T25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rabalhos em Grupo</text:p>
          </draw:text-box>
        </draw:frame>
        <draw:frame presentation:style-name="pr9" draw:text-style-name="P1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 text:style-name="P1">Nota única para o grupo</text:p>
              </text:list-item>
              <text:list-item>
                <text:p text:style-name="P1">Grupo divide os pontos “a gosto”, <text:span text:style-name="T9">mas justificando</text:span>, ex.:</text:p>
                <text:list>
                  <text:list-item>
                    <text:p text:style-name="P1">Fulano fez “a,b,c” =&gt; <text:span text:style-name="T9">X</text:span> pontos</text:p>
                  </text:list-item>
                  <text:list-item>
                    <text:p text:style-name="P1">Sicrano fez “d,e” =&gt; <text:span text:style-name="T9">Y</text:span> pontos</text:p>
                  </text:list-item>
                  <text:list-item>
                    <text:p text:style-name="P1">Beltrano não fez nada =&gt; <text:span text:style-name="T9">Z</text:span> pontos</text:p>
                    <text:p text:style-name="P1"><text:span text:style-name="T17">(estamos “emprestando” pontos pra ele)</text:span></text:p>
                  </text:list-item>
                  <text:list-item>
                    <text:p text:style-name="P1"><text:span text:style-name="T9">X</text:span> + <text:span text:style-name="T9">Y</text:span> + <text:span text:style-name="T9">Z</text:span> = nota única</text:p>
                  </text:list-item>
                </text:list>
              </text:list-item>
              <text:list-item>
                <text:p text:style-name="P1">Justificativas devem ser compatíveis com <text:span text:style-name="T27">commits</text:span><text:span text:style-name="T28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8</meta:editing-cycles>
    <meta:editing-duration>P54DT17H42M18S</meta:editing-duration>
    <meta:initial-creator>chico </meta:initial-creator>
    <dc:date>2016-09-12T12:31:29.179739800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